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XBox Book" svg:font-family="'XBox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o-Do" style:family="table">
      <style:table-properties style:width="17.013cm" fo:margin-left="0cm" table:align="left"/>
    </style:style>
    <style:style style:name="To-Do.A" style:family="table-column">
      <style:table-column-properties style:column-width="2.646cm"/>
    </style:style>
    <style:style style:name="To-Do.B" style:family="table-column">
      <style:table-column-properties style:column-width="12.303cm"/>
    </style:style>
    <style:style style:name="To-Do.C" style:family="table-column">
      <style:table-column-properties style:column-width="2.064cm"/>
    </style:style>
    <style:style style:name="All_5f_DocCodeDoxy" style:display-name="All_DocCodeDoxy" style:family="table">
      <style:table-properties style:width="17.013cm" fo:margin-left="0cm" table:align="left"/>
    </style:style>
    <style:style style:name="All_5f_DocCodeDoxy.A" style:display-name="All_DocCodeDoxy.A" style:family="table-column">
      <style:table-column-properties style:column-width="1.111cm"/>
    </style:style>
    <style:style style:name="All_5f_DocCodeDoxy.B" style:display-name="All_DocCodeDoxy.B" style:family="table-column">
      <style:table-column-properties style:column-width="15.901cm"/>
    </style:style>
    <style:style style:name="All_5f_DocCodeDoxy.A1" style:display-name="All_DocCodeDox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ll_5f_DocCodeDoxy.B1" style:display-name="All_DocCodeDoxy.B1" style:family="table-cell">
      <style:table-cell-properties fo:padding="0.097cm" fo:border="0.002cm solid #000000"/>
    </style:style>
    <style:style style:name="All_5f_DocCodeDoxy.2" style:display-name="All_DocCodeDoxy.2" style:family="table-row">
      <style:table-row-properties style:min-row-height="1.889cm"/>
    </style:style>
    <style:style style:name="All_5f_DocCodeDoxy.A2" style:display-name="All_DocCodeDoxy.A2" style:family="table-cell">
      <style:table-cell-properties fo:padding="0.097cm" fo:border-left="0.002cm solid #000000" fo:border-right="0.002cm solid #000000" fo:border-top="none" fo:border-bottom="0.002cm solid #000000"/>
    </style:style>
    <style:style style:name="All_5f_DocLibre" style:display-name="All_DocLibre" style:family="table">
      <style:table-properties style:width="17.013cm" fo:margin-left="0cm" table:align="left"/>
    </style:style>
    <style:style style:name="All_5f_DocLibre.A" style:display-name="All_DocLibre.A" style:family="table-column">
      <style:table-column-properties style:column-width="1.111cm"/>
    </style:style>
    <style:style style:name="All_5f_DocLibre.B" style:display-name="All_DocLibre.B" style:family="table-column">
      <style:table-column-properties style:column-width="15.901cm"/>
    </style:style>
    <style:style style:name="All_5f_DocLibre.A1" style:display-name="All_DocLib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ll_5f_DocLibre.B1" style:display-name="All_DocLibre.B1" style:family="table-cell">
      <style:table-cell-properties fo:padding="0.097cm" fo:border="0.002cm solid #000000"/>
    </style:style>
    <style:style style:name="All_5f_DocLibre.2" style:display-name="All_DocLibre.2" style:family="table-row">
      <style:table-row-properties style:min-row-height="2.683cm"/>
    </style:style>
    <style:style style:name="All_5f_DocLibre.A2" style:display-name="All_DocLibre.A2" style:family="table-cell">
      <style:table-cell-properties fo:padding="0.097cm" fo:border-left="0.002cm solid #000000" fo:border-right="0.002cm solid #000000" fo:border-top="none" fo:border-bottom="0.002cm solid #000000"/>
    </style:style>
    <style:style style:name="Arithmetic_5f_DesNonDes" style:display-name="Arithmetic_DesNonDes" style:family="table">
      <style:table-properties style:width="17.013cm" fo:margin-left="0cm" table:align="left"/>
    </style:style>
    <style:style style:name="Arithmetic_5f_DesNonDes.A" style:display-name="Arithmetic_DesNonDes.A" style:family="table-column">
      <style:table-column-properties style:column-width="2.514cm"/>
    </style:style>
    <style:style style:name="Arithmetic_5f_DesNonDes.B" style:display-name="Arithmetic_DesNonDes.B" style:family="table-column">
      <style:table-column-properties style:column-width="14.499cm"/>
    </style:style>
    <style:style style:name="Arithmetic_5f_DesNonDes.A1" style:display-name="Arithmetic_DesNon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rithmetic_5f_DesNonDes.B1" style:display-name="Arithmetic_DesNonDes.B1" style:family="table-cell">
      <style:table-cell-properties fo:padding="0.097cm" fo:border="0.002cm solid #000000"/>
    </style:style>
    <style:style style:name="Arithmetic_5f_DesNonDes.A2" style:display-name="Arithmetic_DesNonDe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Arithmetic_5f_Debug" style:display-name="Arithmetic_Debug" style:family="table">
      <style:table-properties style:width="17.013cm" fo:margin-left="0cm" table:align="left"/>
    </style:style>
    <style:style style:name="Arithmetic_5f_Debug.A" style:display-name="Arithmetic_Debug.A" style:family="table-column">
      <style:table-column-properties style:column-width="2.514cm"/>
    </style:style>
    <style:style style:name="Arithmetic_5f_Debug.B" style:display-name="Arithmetic_Debug.B" style:family="table-column">
      <style:table-column-properties style:column-width="14.499cm"/>
    </style:style>
    <style:style style:name="Arithmetic_5f_Debug.A1" style:display-name="Arithmetic_Debu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rithmetic_5f_Debug.B1" style:display-name="Arithmetic_Debug.B1" style:family="table-cell">
      <style:table-cell-properties fo:padding="0.097cm" fo:border="0.002cm solid #000000"/>
    </style:style>
    <style:style style:name="Arithmetic_5f_Debug.A2" style:display-name="Arithmetic_Debug.A2" style:family="table-cell">
      <style:table-cell-properties fo:padding="0.097cm" fo:border-left="0.002cm solid #000000" fo:border-right="0.002cm solid #000000" fo:border-top="none" fo:border-bottom="0.002cm solid #000000"/>
    </style:style>
    <style:style style:name="Arithmetic_5f_AABB" style:display-name="Arithmetic_AABB" style:family="table">
      <style:table-properties style:width="17.013cm" fo:margin-left="0cm" table:align="left"/>
    </style:style>
    <style:style style:name="Arithmetic_5f_AABB.A" style:display-name="Arithmetic_AABB.A" style:family="table-column">
      <style:table-column-properties style:column-width="2.514cm"/>
    </style:style>
    <style:style style:name="Arithmetic_5f_AABB.B" style:display-name="Arithmetic_AABB.B" style:family="table-column">
      <style:table-column-properties style:column-width="14.499cm"/>
    </style:style>
    <style:style style:name="Arithmetic_5f_AABB.A1" style:display-name="Arithmetic_AABB.A1" style:family="table-cell">
      <style:table-cell-properties fo:padding="0.097cm" fo:border-left="0.002cm solid #000000" fo:border-right="none" fo:border-top="0.002cm solid #000000" fo:border-bottom="0.002cm solid #000000"/>
    </style:style>
    <style:style style:name="Arithmetic_5f_AABB.B1" style:display-name="Arithmetic_AABB.B1" style:family="table-cell">
      <style:table-cell-properties fo:padding="0.097cm" fo:border="0.002cm solid #000000"/>
    </style:style>
    <style:style style:name="Arithmetic_5f_AABB.A2" style:display-name="Arithmetic_AABB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XBox Book"/>
    </style:style>
    <style:style style:name="P2" style:family="paragraph" style:parent-style-name="Standard">
      <style:paragraph-properties fo:text-align="start" style:justify-single-word="false"/>
      <style:text-properties style:font-name="XBox Book"/>
    </style:style>
    <style:style style:name="P3" style:family="paragraph" style:parent-style-name="Table_20_Contents">
      <style:paragraph-properties fo:text-align="start" style:justify-single-word="false"/>
      <style:text-properties style:font-name="XBox Book"/>
    </style:style>
    <style:style style:name="P4" style:family="paragraph" style:parent-style-name="Table_20_Contents">
      <style:paragraph-properties fo:text-align="start" style:justify-single-word="false"/>
      <style:text-properties style:font-name="XBox Book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XBox Book"/>
    </style:style>
    <style:style style:name="P6" style:family="paragraph" style:parent-style-name="Standard">
      <style:paragraph-properties fo:text-align="start" style:justify-single-word="false"/>
      <style:text-properties style:font-name="XBox Book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XBox Book"/>
    </style:style>
    <style:style style:name="P8" style:family="paragraph" style:parent-style-name="Table_20_Contents">
      <style:paragraph-properties fo:text-align="start" style:justify-single-word="false"/>
      <style:text-properties style:font-name="XBox Book"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XBox Book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XBox Boo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ED</text:p>
      <text:p text:style-name="P1">To-Do [14/08/2011]</text:p>
      <text:p text:style-name="P2"/>
      <table:table table:name="To-Do" table:style-name="To-Do">
        <table:table-column table:style-name="To-Do.A"/>
        <table:table-column table:style-name="To-Do.B"/>
        <table:table-column table:style-name="To-Do.C"/>
        <table:table-row>
          <table:table-cell office:value-type="string">
            <text:p text:style-name="P4">Library</text:p>
          </table:table-cell>
          <table:table-cell office:value-type="string">
            <text:p text:style-name="P4">Task</text:p>
          </table:table-cell>
          <table:table-cell office:value-type="string">
            <text:p text:style-name="P4">Priority</text:p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>All</text:p>
          </table:table-cell>
          <table:table-cell office:value-type="string">
            <text:p text:style-name="P3">Document Code via Doxygen Comments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All</text:p>
          </table:table-cell>
          <table:table-cell office:value-type="string">
            <text:p text:style-name="P3">Document Code via LibreOffice Writer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Provide Destructive and Non-Destructive functions for Matrix* class functions</text:p>
          </table:table-cell>
          <table:table-cell office:value-type="string">
            <text:p text:style-name="P3">-17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Provide Debug Writer output functions and operator “&lt;&lt;”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Finish AABB class</text:p>
          </table:table-cell>
          <table:table-cell office:value-type="string">
            <text:p text:style-name="P3">10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Provide highest available SIMD functionality for each function</text:p>
          </table:table-cell>
          <table:table-cell office:value-type="string">
            <text:p text:style-name="P3">15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Plane class - Intersections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Ray class - Intersections</text:p>
          </table:table-cell>
          <table:table-cell office:value-type="string">
            <text:p text:style-name="P3">-19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Quaternion class - Whole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Polygon class - Whole</text:p>
          </table:table-cell>
          <table:table-cell office:value-type="string">
            <text:p text:style-name="P3">-18</text:p>
          </table:table-cell>
        </table:table-row>
        <table:table-row>
          <table:table-cell office:value-type="string">
            <text:p text:style-name="P3">Arithmetic</text:p>
          </table:table-cell>
          <table:table-cell office:value-type="string">
            <text:p text:style-name="P3">OBB class - Whole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Input from peripherals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Hardware Information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Resource Management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String class</text:p>
          </table:table-cell>
          <table:table-cell office:value-type="string">
            <text:p text:style-name="P3">-10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Hash class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List class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Array class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Memory Manager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System</text:p>
          </table:table-cell>
          <table:table-cell office:value-type="string">
            <text:p text:style-name="P3">File System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>Renderer</text:p>
          </table:table-cell>
          <table:table-cell office:value-type="string">
            <text:p text:style-name="P3">Vertex Cache and Management System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Renderer</text:p>
          </table:table-cell>
          <table:table-cell office:value-type="string">
            <text:p text:style-name="P3">Texture Cache and Management System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Renderer</text:p>
          </table:table-cell>
          <table:table-cell office:value-type="string">
            <text:p text:style-name="P3">Shader Cache and Management System</text:p>
          </table:table-cell>
          <table:table-cell office:value-type="string">
            <text:p text:style-name="P3">-20</text:p>
          </table:table-cell>
        </table:table-row>
        <table:table-row>
          <table:table-cell office:value-type="string">
            <text:p text:style-name="P3">Renderer</text:p>
          </table:table-cell>
          <table:table-cell office:value-type="string">
            <text:p text:style-name="P3">Text Rendering</text:p>
          </table:table-cell>
          <table:table-cell office:value-type="string">
            <text:p text:style-name="P3">-15</text:p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All_DocCodeDoxy" table:style-name="All_5f_DocCodeDoxy">
        <table:table-column table:style-name="All_5f_DocCodeDoxy.A"/>
        <table:table-column table:style-name="All_5f_DocCodeDoxy.B"/>
        <table:table-row>
          <table:table-cell table:style-name="All_5f_DocCodeDoxy.A1" office:value-type="string">
            <text:p text:style-name="P4">All</text:p>
          </table:table-cell>
          <table:table-cell table:style-name="All_5f_DocCodeDoxy.B1" office:value-type="string">
            <text:p text:style-name="P10">Document Code via Doxygen Comments</text:p>
          </table:table-cell>
        </table:table-row>
        <table:table-row table:style-name="All_5f_DocCodeDoxy.2">
          <table:table-cell table:style-name="All_5f_DocCodeDoxy.A2" table:number-columns-spanned="2" office:value-type="string">
            <text:p text:style-name="P3">All functions, classes and structures need to be well-documented in comments and parsed via Doxygen.</text:p>
            <text:p text:style-name="P3"/>
            <text:p text:style-name="P9">Estimated Time: Lifetime of Project</text:p>
          </table:table-cell>
          <table:covered-table-cell/>
        </table:table-row>
      </table:table>
      <text:p text:style-name="P6"/>
      <table:table table:name="All_DocLibre" table:style-name="All_5f_DocLibre">
        <table:table-column table:style-name="All_5f_DocLibre.A"/>
        <table:table-column table:style-name="All_5f_DocLibre.B"/>
        <table:table-row>
          <table:table-cell table:style-name="All_5f_DocLibre.A1" office:value-type="string">
            <text:p text:style-name="P4">All</text:p>
          </table:table-cell>
          <table:table-cell table:style-name="All_5f_DocLibre.B1" office:value-type="string">
            <text:p text:style-name="P10">Document Code via LibreOffice Writer</text:p>
          </table:table-cell>
        </table:table-row>
        <table:table-row table:style-name="All_5f_DocLibre.2">
          <table:table-cell table:style-name="All_5f_DocLibre.A2" table:number-columns-spanned="2" office:value-type="string">
            <text:p text:style-name="P3">All functions, classes, structures and an overview of each one need to be well-documented in a LibreOffice Writer document. <text:s/>Exported as a PDF for cross-platform readability.</text:p>
            <text:p text:style-name="P3"/>
            <text:p text:style-name="P9">Estimated Time: Lifetime of Project</text:p>
          </table:table-cell>
          <table:covered-table-cell/>
        </table:table-row>
      </table:table>
      <text:p text:style-name="P6"/>
      <table:table table:name="Arithmetic_DesNonDes" table:style-name="Arithmetic_5f_DesNonDes">
        <table:table-column table:style-name="Arithmetic_5f_DesNonDes.A"/>
        <table:table-column table:style-name="Arithmetic_5f_DesNonDes.B"/>
        <table:table-row>
          <table:table-cell table:style-name="Arithmetic_5f_DesNonDes.A1" office:value-type="string">
            <text:p text:style-name="P4">Arithmetic</text:p>
          </table:table-cell>
          <table:table-cell table:style-name="Arithmetic_5f_DesNonDes.B1" office:value-type="string">
            <text:p text:style-name="P10">Provide Destructive and Non-Destructive functions for Matrix* class functions</text:p>
          </table:table-cell>
        </table:table-row>
        <table:table-row>
          <table:table-cell table:style-name="Arithmetic_5f_DesNonDes.A2" table:number-columns-spanned="2" office:value-type="string">
            <text:p text:style-name="P3">Matrix3x3: Transpose [ND], Inverse [ND], Adjoint [D]</text:p>
            <text:p text:style-name="P3">Matrix4x4: AffineInverse [ND]</text:p>
            <text:p text:style-name="P9">Estimated Time: 80 minutes</text:p>
          </table:table-cell>
          <table:covered-table-cell/>
        </table:table-row>
      </table:table>
      <text:p text:style-name="P6"/>
      <table:table table:name="Arithmetic_Debug" table:style-name="Arithmetic_5f_Debug">
        <table:table-column table:style-name="Arithmetic_5f_Debug.A"/>
        <table:table-column table:style-name="Arithmetic_5f_Debug.B"/>
        <table:table-row>
          <table:table-cell table:style-name="Arithmetic_5f_Debug.A1" office:value-type="string">
            <text:p text:style-name="P4">Arithmetic</text:p>
          </table:table-cell>
          <table:table-cell table:style-name="Arithmetic_5f_Debug.B1" office:value-type="string">
            <text:p text:style-name="P3">Provide Debug Writer output functions and operator “&lt;&lt;”</text:p>
          </table:table-cell>
        </table:table-row>
        <table:table-row>
          <table:table-cell table:style-name="Arithmetic_5f_Debug.A2" table:number-columns-spanned="2" office:value-type="string">
            <text:p text:style-name="P3">11 classes need this.</text:p>
            <text:p text:style-name="P9">Estimated Time: 60 minutes</text:p>
          </table:table-cell>
          <table:covered-table-cell/>
        </table:table-row>
      </table:table>
      <text:p text:style-name="P6"/>
      <table:table table:name="Arithmetic_AABB" table:style-name="Arithmetic_5f_AABB">
        <table:table-column table:style-name="Arithmetic_5f_AABB.A"/>
        <table:table-column table:style-name="Arithmetic_5f_AABB.B"/>
        <table:table-row>
          <table:table-cell table:style-name="Arithmetic_5f_AABB.A1" office:value-type="string">
            <text:p text:style-name="P4">Arithmetic</text:p>
          </table:table-cell>
          <table:table-cell table:style-name="Arithmetic_5f_AABB.B1" office:value-type="string">
            <text:p text:style-name="P10">Finish AABB class</text:p>
          </table:table-cell>
        </table:table-row>
        <table:table-row>
          <table:table-cell table:style-name="Arithmetic_5f_AABB.A2" table:number-columns-spanned="2" office:value-type="string">
            <text:p text:style-name="P3"/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XBox Book" svg:font-family="'XBox Boo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uart Cassidy</meta:initial-creator>
    <meta:creation-date>2011-08-14T00:40:41.98</meta:creation-date>
    <dc:date>2011-08-14T17:44:50.50</dc:date>
    <dc:creator>Stuart Cassidy</dc:creator>
    <meta:editing-duration>PT17H32S</meta:editing-duration>
    <meta:editing-cycles>20</meta:editing-cycles>
    <meta:generator>LibreOffice/3.3$Win32 LibreOffice_project/330m19$Build-202</meta:generator>
    <meta:document-statistic meta:table-count="6" meta:image-count="0" meta:object-count="0" meta:page-count="2" meta:paragraph-count="96" meta:word-count="258" meta:character-count="1686"/>
  </office:meta>
</office:document-meta>
</file>